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bab4" officeooo:paragraph-rsid="0010b299"/>
    </style:style>
    <style:style style:name="P2" style:family="paragraph" style:parent-style-name="Standard">
      <style:text-properties fo:font-weight="bold" officeooo:rsid="0005bab4" officeooo:paragraph-rsid="0010b29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base changes 10/3/15</text:p>
      <text:p text:style-name="P2">Purchase Orders</text:p>
      <text:p text:style-name="P1">1. make po_nbr to a bi</text:p>
      <text:p text:style-name="P1">2. Add foreign key to Purchase Orders po_nbr and remaining_weight_lbs</text:p>
      <text:p text:style-name="P1">2. change remaining_weight_tons to packed decimal 5 2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3T04:58:28.827922045</meta:creation-date>
    <dc:date>2015-10-03T04:59:25.335538536</dc:date>
    <meta:editing-duration>PT56S</meta:editing-duration>
    <meta:editing-cycles>1</meta:editing-cycles>
    <meta:document-statistic meta:table-count="0" meta:image-count="0" meta:object-count="0" meta:page-count="1" meta:paragraph-count="5" meta:word-count="29" meta:character-count="183" meta:non-whitespace-character-count="159"/>
    <meta:generator>LibreOffice/4.4.2.2$Linux_X86_64 LibreOffice_project/40m0$Build-2</meta:generator>
  </office:meta>
</office:document-meta>
</file>